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86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</office:automatic-styles>
  <office:body>
    <office:spreadsheet>
      <table:calculation-settings table:automatic-find-labels="false"/>
      <table:table table:name="usb-sata_Rev.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USB-A M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USB-A-MALE-SMD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ATA-PWA-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1</text:p>
          </table:table-cell>
          <table:table-cell table:style-name="ce1" office:value-type="string" calcext:value-type="string">
            <text:p>SATA-MALE-7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0402 100 NF 10% 10VD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1,C3,C5,C6,C11,C14,C15,C16,C18,C21,C23,C25</text:p>
          </table:table-cell>
          <table:table-cell table:style-name="ce1" office:value-type="string" calcext:value-type="string">
            <text:p>C0402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0603 10 UF 10V 20%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2,C4,C12,C13,C17,C22,C24</text:p>
          </table:table-cell>
          <table:table-cell table:style-name="ce1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10 NF X7R 50VD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7,C8,C9,C10,C19</text:p>
          </table:table-cell>
          <table:table-cell table:style-name="ce1" office:value-type="string" calcext:value-type="string">
            <text:p>C040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20 PF +-0.25 P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26,C27</text:p>
          </table:table-cell>
          <table:table-cell table:style-name="ce1" office:value-type="string" calcext:value-type="string">
            <text:p>C040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603 LED 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603 LED GREE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1 K 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1,R3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10 K 5%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,R4,R5,R8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4.7 K 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6,R9,R10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12K 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7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1 M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2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P1231-3.3V (SOT23-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93LC46C-I/SN (n.a.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2</text:p>
          </table:table-cell>
          <table:table-cell table:style-name="ce1" office:value-type="string" calcext:value-type="string">
            <text:p>SOIC-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JM20329-LGCA3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table:style-name="ce1" office:value-type="string" calcext:value-type="string">
            <text:p>LQFP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MD3225 12 MHz 10ppm 20p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TSX-3.2x2.5mm_GND(3)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S02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LIPO_BAT-CON2DW02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402 47 K 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1</text:p>
          </table:table-cell>
          <table:table-cell table:style-name="ce1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0603 1 UF 10V 2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0</text:p>
          </table:table-cell>
          <table:table-cell table:style-name="ce1" office:value-type="string" calcext:value-type="string">
            <text:p>C_0603_5MIL_DWS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.00.0000</text:date>, <text:time style:data-style-name="N2" text:time-value="16:36:11.190332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16:38:56.600427087</dc:date>
    <meta:editing-duration>PT20M31S</meta:editing-duration>
    <meta:editing-cycles>10</meta:editing-cycles>
    <meta:generator>LibreOffice/6.0.7.3$Linux_X86_64 LibreOffice_project/00m0$Build-3</meta:generator>
    <meta:document-statistic meta:table-count="1" meta:cell-count="84" meta:object-count="0"/>
  </office:meta>
</office:document-meta>
</file>